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51cm" fo:padding-bottom="0.151cm" fo:padding-left="0.276cm" fo:padding-right="0.276cm" fo:wrap-option="no-wrap"/>
    </style:style>
    <style:style style:name="gr4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cccccc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27.297cm" svg:height="2.487cm" svg:x="0.4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1.948cm" svg:height="2.497cm" svg:x="0.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1.947cm" svg:height="2.497cm" svg:x="2.351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" draw:layer="layout" svg:width="1.948cm" svg:height="2.497cm" svg:x="4.301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" draw:layer="layout" svg:width="1.948cm" svg:height="2.497cm" svg:x="6.252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1" draw:layer="layout" svg:width="1.948cm" svg:height="2.497cm" svg:x="8.203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1" draw:layer="layout" svg:width="1.947cm" svg:height="2.497cm" svg:x="10.1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1" draw:layer="layout" svg:width="1.947cm" svg:height="2.497cm" svg:x="12.104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1" draw:layer="layout" svg:width="1.947cm" svg:height="2.497cm" svg:x="14.0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1" draw:layer="layout" svg:width="1.947cm" svg:height="2.497cm" svg:x="16.00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1" draw:layer="layout" svg:width="1.947cm" svg:height="2.497cm" svg:x="17.9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3" draw:id="id3" draw:layer="layout" svg:width="1.947cm" svg:height="2.497cm" svg:x="19.904cm" svg:y="9.2cm">
          <text:p text:style-name="P2"><text:span text:style-name="T1">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3" xml:id="id2" draw:id="id2" draw:layer="layout" svg:width="1.947cm" svg:height="2.497cm" svg:x="21.85cm" svg:y="9.2cm">
          <text:p text:style-name="P2"><text:span text:style-name="T1">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1" draw:layer="layout" svg:width="1.947cm" svg:height="2.497cm" svg:x="23.8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1" draw:layer="layout" svg:width="1.947cm" svg:height="2.497cm" svg:x="25.75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" draw:text-style-name="P1" draw:layer="layout" svg:x1="12.1cm" svg:y1="6.8cm" svg:x2="12.101cm" svg:y2="12.8cm">
          <text:p/>
        </draw:line>
        <draw:custom-shape draw:name="CustomShape 17" draw:style-name="gr2" draw:text-style-name="P1" draw:layer="layout" svg:width="1.957cm" svg:height="1.237cm" svg:x="0.4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1" draw:layer="layout" svg:width="1.957cm" svg:height="1.247cm" svg:x="0.4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1" draw:layer="layout" svg:width="1.957cm" svg:height="1.247cm" svg:x="8.212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1" draw:layer="layout" svg:width="1.957cm" svg:height="1.247cm" svg:x="4.292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3" xml:id="id1" draw:id="id1" draw:layer="layout" svg:width="1.957cm" svg:height="1.247cm" svg:x="6.252cm" svg:y="9.2cm">
          <text:p text:style-name="P2"><text:span text:style-name="T1">I[v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1" draw:layer="layout" svg:width="1.957cm" svg:height="1.247cm" svg:x="8.19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" draw:text-style-name="P1" draw:layer="layout" svg:width="1.957cm" svg:height="1.247cm" svg:x="10.14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1" draw:layer="layout" svg:width="1.957cm" svg:height="1.247cm" svg:x="10.15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1" draw:layer="layout" svg:width="1.957cm" svg:height="1.247cm" svg:x="2.341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1" draw:layer="layout" svg:width="1.957cm" svg:height="1.247cm" svg:x="6.23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1" draw:layer="layout" svg:width="1.957cm" svg:height="1.247cm" svg:x="4.27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1" draw:layer="layout" svg:width="1.957cm" svg:height="1.247cm" svg:x="2.36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5" draw:text-style-name="P1" draw:layer="layout" svg:x1="4.3cm" svg:y1="6.8cm" svg:x2="4.301cm" svg:y2="12.8cm">
          <text:p/>
        </draw:line>
        <draw:line draw:name="Line 30" draw:style-name="gr5" draw:text-style-name="P1" draw:layer="layout" svg:x1="2.35cm" svg:y1="6.8cm" svg:x2="2.351cm" svg:y2="12.8cm">
          <text:p/>
        </draw:line>
        <draw:custom-shape draw:name="CustomShape 31" draw:style-name="gr2" draw:text-style-name="P1" draw:layer="layout" svg:width="0.487cm" svg:height="1.237cm" svg:x="0.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" draw:text-style-name="P1" draw:layer="layout" svg:width="0.487cm" svg:height="1.237cm" svg:x="0.89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4" draw:layer="layout" svg:width="0.487cm" svg:height="1.237cm" svg:x="1.38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" draw:text-style-name="P1" draw:layer="layout" svg:width="0.487cm" svg:height="1.237cm" svg:x="1.851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" draw:text-style-name="P1" draw:layer="layout" svg:width="0.487cm" svg:height="1.237cm" svg:x="0.4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" draw:text-style-name="P1" draw:layer="layout" svg:width="0.487cm" svg:height="1.237cm" svg:x="0.89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" draw:text-style-name="P1" draw:layer="layout" svg:width="0.487cm" svg:height="1.237cm" svg:x="1.38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" draw:text-style-name="P1" draw:layer="layout" svg:width="0.487cm" svg:height="1.237cm" svg:x="1.851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" draw:text-style-name="P1" draw:layer="layout" svg:width="0.487cm" svg:height="1.237cm" svg:x="2.35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1" draw:layer="layout" svg:width="0.487cm" svg:height="1.237cm" svg:x="2.84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" draw:text-style-name="P1" draw:layer="layout" svg:width="0.487cm" svg:height="1.237cm" svg:x="3.33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" draw:text-style-name="P1" draw:layer="layout" svg:width="0.487cm" svg:height="1.237cm" svg:x="3.802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4" draw:layer="layout" svg:width="0.487cm" svg:height="1.237cm" svg:x="2.36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6" draw:text-style-name="P4" draw:layer="layout" svg:width="0.487cm" svg:height="1.237cm" svg:x="2.84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" draw:text-style-name="P1" draw:layer="layout" svg:width="0.487cm" svg:height="1.237cm" svg:x="3.312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" draw:text-style-name="P1" draw:layer="layout" svg:width="0.487cm" svg:height="1.237cm" svg:x="3.83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" draw:text-style-name="P5" draw:layer="layout" svg:width="2.154cm" svg:height="1.67cm" svg:x="0.193cm" svg:y="7.156cm">
          <text:p text:style-name="P2"><text:span text:style-name="T1">Inode</text:span></text:p>
          <text:p text:style-name="P2"><text:span text:style-name="T1">B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5" draw:layer="layout" svg:width="2.154cm" svg:height="1.67cm" svg:x="2.35cm" svg:y="7.2cm">
          <text:p text:style-name="P2"><text:span text:style-name="T1">Data</text:span></text:p>
          <text:p text:style-name="P6"><text:span text:style-name="T1">B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" draw:text-style-name="P5" draw:layer="layout" svg:width="2.4cm" svg:height="0.959cm" svg:x="6.4cm" svg:y="7.4cm">
          <text:p text:style-name="P7"><text:span text:style-name="T1">I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5" draw:layer="layout" svg:width="3.881cm" svg:height="0.959cm" svg:x="17.797cm" svg:y="7.4cm">
          <text:p text:style-name="P7"><text:span text:style-name="T1">Data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8" draw:text-style-name="P1" draw:layer="layout" svg:x1="3cm" svg:y1="11.698cm" svg:x2="4.4cm" svg:y2="13.2cm">
          <text:p/>
        </draw:line>
        <draw:line draw:name="Line 52" draw:style-name="gr8" draw:text-style-name="P1" draw:layer="layout" svg:x1="2.6cm" svg:y1="11.698cm" svg:x2="2.84cm" svg:y2="13.2cm">
          <text:p/>
        </draw:line>
        <draw:custom-shape draw:name="TextShape 53" draw:style-name="gr7" draw:text-style-name="P5" draw:layer="layout" svg:width="1.949cm" svg:height="0.961cm" svg:x="2.05cm" svg:y="13.238cm">
          <text:p text:style-name="P7"><text:span text:style-name="T2">B[v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4" draw:style-name="gr7" draw:text-style-name="P5" draw:layer="layout" svg:width="1.949cm" svg:height="0.961cm" svg:x="4cm" svg:y="13.149cm">
          <text:p text:style-name="P7"><text:span text:style-name="T2">B[v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8" draw:text-style-name="P1" draw:layer="layout" svg:x1="1.58cm" svg:y1="10.44cm" svg:x2="1.2cm" svg:y2="12.4cm">
          <text:p/>
        </draw:line>
        <draw:custom-shape draw:name="TextShape 56" draw:style-name="gr7" draw:text-style-name="P5" draw:layer="layout" svg:width="1.276cm" svg:height="1.596cm" svg:x="0.4cm" svg:y="12.4cm">
          <text:p text:style-name="P7"><text:span text:style-name="T2">Ba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8" draw:layer="layout" draw:line-skew="1.177cm" svg:x1="7.23cm" svg:y1="10.447cm" svg:x2="22.823cm" svg:y2="11.697cm" draw:start-shape="id1" draw:start-glue-point="2" draw:end-shape="id2" draw:end-glue-point="2" svg:d="M7230 10447v2953h15593v-1703" svg:viewBox="0 0 15594 2954">
          <text:p/>
        </draw:connector>
        <draw:connector draw:style-name="gr9" draw:text-style-name="P8" draw:layer="layout" svg:x1="20.858cm" svg:y1="13.45cm" svg:x2="20.877cm" svg:y2="11.697cm" draw:end-shape="id3" draw:end-glue-point="2" svg:d="M20858 13450v-613h19v-1140" svg:viewBox="0 0 20 1754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3:05:01</meta:creation-date>
    <dc:language>ja-JP</dc:language>
    <dc:date>2017-01-09T11:26:29.999470970</dc:date>
    <meta:editing-cycles>7</meta:editing-cycles>
    <meta:editing-duration>PT32M24S</meta:editing-duration>
    <meta:generator>LibreOffice/5.1.4.2$Linux_X86_64 LibreOffice_project/10m0$Build-2</meta:generator>
    <meta:document-statistic meta:object-count="76"/>
  </office:meta>
</office:document-meta>
</file>